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1.33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5.603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5.002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00a933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4.09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.3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99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3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77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5.71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5.60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4.786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solid" draw:fill-color="#3465a4"/>
      <style:paragraph-properties fo:text-align="center"/>
      <style:text-properties fo:font-size="10pt"/>
    </style:style>
    <style:style style:name="P3" style:family="paragraph">
      <style:text-properties fo:font-size="10pt"/>
    </style:style>
    <style:style style:name="P4" style:family="paragraph">
      <loext:graphic-properties draw:fill="solid" draw:fill-color="#ff0000"/>
      <style:paragraph-properties fo:text-align="center"/>
      <style:text-properties fo:font-size="10pt"/>
    </style:style>
    <style:style style:name="P5" style:family="paragraph">
      <loext:graphic-properties draw:fill="solid" draw:fill-color="#ffff00"/>
      <style:paragraph-properties fo:text-align="center"/>
      <style:text-properties fo:font-size="10pt"/>
    </style:style>
    <style:style style:name="P6" style:family="paragraph">
      <loext:graphic-properties draw:fill="solid" draw:fill-color="#00a933"/>
      <style:paragraph-properties fo:text-align="center"/>
      <style:text-properties fo:font-size="10pt"/>
    </style:style>
    <style:style style:name="P7" style:family="paragraph">
      <style:paragraph-properties fo:text-align="start"/>
      <style:text-properties fo:font-size="10pt"/>
    </style:style>
    <style:style style:name="P8" style:family="paragraph">
      <loext:graphic-properties draw:fill="none" draw:fill-color="#ffffff"/>
      <style:paragraph-properties fo:text-align="start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83cm" svg:height="0.947cm" svg:x="1.515cm" svg:y="1.635cm">
          <draw:text-box>
            <text:p/>
          </draw:text-box>
        </draw:frame>
        <draw:custom-shape draw:style-name="gr2" draw:text-style-name="P2" draw:layer="layout" svg:width="0.379cm" svg:height="0.378cm" svg:x="1.515cm" svg:y="1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3.641cm" svg:height="0.645cm" svg:x="2.383cm" svg:y="1.819cm">
          <draw:text-box>
            <text:p text:style-name="P3">R1 / Parallel / Serial</text:p>
          </draw:text-box>
        </draw:frame>
        <draw:custom-shape draw:style-name="gr4" draw:text-style-name="P4" draw:layer="layout" svg:width="0.379cm" svg:height="0.378cm" svg:x="1.515cm" svg:y="2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282cm" svg:height="0.645cm" svg:x="2.38cm" svg:y="2.39cm">
          <draw:text-box>
            <text:p text:style-name="P3">Range Up / Down</text:p>
          </draw:text-box>
        </draw:frame>
        <draw:custom-shape draw:style-name="gr6" draw:text-style-name="P5" draw:layer="layout" svg:width="0.378cm" svg:height="0.378cm" svg:x="2.112cm" svg:y="2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custom-shape draw:style-name="gr8" draw:text-style-name="P6" draw:layer="layout" svg:width="0.379cm" svg:height="0.378cm" svg:x="1.515cm" svg:y="4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79cm" svg:height="0.379cm" svg:x="1.515cm" svg:y="3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0.522cm" svg:height="0.645cm" svg:x="1.691cm" svg:y="4.101cm">
            <draw:text-box>
              <text:p text:style-name="P3">+</text:p>
            </draw:text-box>
          </draw:frame>
        </draw:g>
        <draw:frame draw:style-name="gr10" draw:text-style-name="P8" draw:layer="layout" svg:width="4.211cm" svg:height="0.735cm" svg:x="2.186cm" svg:y="4.075cm">
          <draw:text-box>
            <text:p text:style-name="P7">Clear / Restart</text:p>
          </draw:text-box>
        </draw:frame>
        <draw:custom-shape draw:style-name="gr4" draw:text-style-name="P4" draw:layer="layout" svg:width="0.379cm" svg:height="0.379cm" svg:x="2.194cm" svg:y="6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9cm" svg:height="0.379cm" svg:x="1.515cm" svg:y="6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0.522cm" svg:height="0.645cm" svg:x="1.706cm" svg:y="6.261cm">
          <draw:text-box>
            <text:p text:style-name="P3">+</text:p>
          </draw:text-box>
        </draw:frame>
        <draw:frame draw:style-name="gr12" draw:text-style-name="P1" draw:layer="layout" svg:width="3.996cm" svg:height="1.039cm" svg:x="2.719cm" svg:y="6.261cm">
          <draw:text-box>
            <text:p text:style-name="P3">Save state</text:p>
          </draw:text-box>
        </draw:frame>
        <draw:custom-shape draw:style-name="gr6" draw:text-style-name="P5" draw:layer="layout" svg:width="0.379cm" svg:height="0.379cm" svg:x="2.194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9cm" svg:height="0.379cm" svg:x="1.515cm" svg:y="7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522cm" svg:height="0.645cm" svg:x="1.684cm" svg:y="7.235cm">
          <draw:text-box>
            <text:p text:style-name="P3">+</text:p>
          </draw:text-box>
        </draw:frame>
        <draw:frame draw:style-name="gr14" draw:text-style-name="P1" draw:layer="layout" svg:width="3.996cm" svg:height="1.039cm" svg:x="2.719cm" svg:y="7.235cm">
          <draw:text-box>
            <text:p text:style-name="P3">Restore state</text:p>
          </draw:text-box>
        </draw:frame>
        <draw:g draw:style-name="gr7">
          <draw:custom-shape draw:style-name="gr6" draw:text-style-name="P5" draw:layer="layout" svg:width="0.379cm" svg:height="0.378cm" svg:x="2.194cm" svg:y="8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379cm" svg:height="0.378cm" svg:x="1.515cm" svg:y="8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" draw:layer="layout" svg:width="0.705cm" svg:height="0.645cm" svg:x="1.706cm" svg:y="8.258cm">
            <draw:text-box>
              <text:p text:style-name="P3">+</text:p>
            </draw:text-box>
          </draw:frame>
          <draw:frame draw:style-name="gr16" draw:text-style-name="P1" draw:layer="layout" svg:width="6.218cm" svg:height="0.676cm" svg:x="2.76cm" svg:y="8.291cm">
            <draw:text-box>
              <text:p text:style-name="P3">Save config (mode + range)</text:p>
            </draw:text-box>
          </draw:frame>
        </draw:g>
        <draw:custom-shape draw:style-name="gr8" draw:text-style-name="P6" draw:layer="layout" svg:width="0.379cm" svg:height="0.378cm" svg:x="1.515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draw:layer="layout" svg:width="6.323cm" svg:height="0.645cm" svg:x="2.383cm" svg:y="2.961cm">
          <draw:text-box>
            <text:p text:style-name="P3">Relay on/off <text:s text:c="4"/>long press: v limits</text:p>
          </draw:text-box>
        </draw:frame>
        <draw:frame draw:style-name="gr18" draw:text-style-name="P1" draw:layer="layout" svg:width="4.211cm" svg:height="0.645cm" svg:x="2.186cm" svg:y="5.258cm">
          <draw:text-box>
            <text:p text:style-name="P3">Toggle auto-scale</text:p>
          </draw:text-box>
        </draw:frame>
        <draw:g draw:style-name="gr7">
          <draw:custom-shape draw:style-name="gr6" draw:text-style-name="P5" draw:layer="layout" svg:width="0.379cm" svg:height="0.379cm" svg:x="1.515cm" svg:y="5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379cm" svg:height="0.379cm" svg:x="1.515cm" svg:y="5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0.522cm" svg:height="0.645cm" svg:x="1.691cm" svg:y="5.292cm">
            <draw:text-box>
              <text:p text:style-name="P3">+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2-15T05:21:36.216000000</meta:creation-date>
    <dc:date>2026-02-18T15:07:46.180000000</dc:date>
    <meta:editing-duration>PT1H24M51S</meta:editing-duration>
    <meta:editing-cycles>8</meta:editing-cycles>
    <meta:generator>LibreOffice/7.6.0.3$Windows_X86_64 LibreOffice_project/69edd8b8ebc41d00b4de3915dc82f8f0fc3b6265</meta:generator>
    <meta:document-statistic meta:object-count="31"/>
  </office:meta>
</office:document-meta>
</file>